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B000001AE190635693223855B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svg:stroke-color="#fbc02d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48b71c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795548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bdbdbd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0.9cm"/>
      <style:text-properties style:text-outline="true" fo:text-shadow="none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line-height="0.9cm"/>
      <style:text-properties style:text-outline="true" fo:text-shadow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xml:id="id1" draw:id="id1" draw:layer="layout" svg:width="7.068cm" svg:height="9.648cm" svg:x="6.432cm" svg:y="8.102cm">
          <draw:image xlink:href="Pictures/100000000000013B000001AE190635693223855B.png" xlink:type="simple" xlink:show="embed" xlink:actuate="onLoad" draw:mime-type="image/png">
            <text:p/>
          </draw:image>
        </draw:frame>
        <draw:g>
          <draw:line draw:style-name="gr2" draw:text-style-name="P2" draw:layer="layout" svg:x1="8cm" svg:y1="11.25cm" svg:x2="8cm" svg:y2="17.25cm">
            <text:p/>
          </draw:line>
          <draw:line draw:style-name="gr2" draw:text-style-name="P2" draw:layer="layout" svg:x1="6.75cm" svg:y1="11.25cm" svg:x2="8cm" svg:y2="11.25cm">
            <text:p/>
          </draw:line>
        </draw:g>
        <draw:g>
          <draw:connector draw:style-name="gr3" draw:text-style-name="P1" draw:layer="layout" svg:x1="13.5cm" svg:y1="12.926cm" svg:x2="13.5cm" svg:y2="12.926cm" draw:start-shape="id1" draw:end-shape="id1" svg:d="M13500 12926z" svg:viewBox="0 0 1 1">
            <text:p/>
          </draw:connector>
          <draw:line draw:style-name="gr4" draw:text-style-name="P2" draw:layer="layout" svg:x1="9cm" svg:y1="17.25cm" svg:x2="9cm" svg:y2="10.25cm">
            <text:p/>
          </draw:line>
          <draw:line draw:style-name="gr4" draw:text-style-name="P2" draw:layer="layout" svg:x1="13cm" svg:y1="10.25cm" svg:x2="9cm" svg:y2="10.25cm">
            <text:p/>
          </draw:line>
        </draw:g>
        <draw:g>
          <draw:line draw:style-name="gr5" draw:text-style-name="P2" draw:layer="layout" svg:x1="6.75cm" svg:y1="12.25cm" svg:x2="10cm" svg:y2="12.25cm">
            <text:p/>
          </draw:line>
          <draw:line draw:style-name="gr5" draw:text-style-name="P2" draw:layer="layout" svg:x1="10cm" svg:y1="17.25cm" svg:x2="10cm" svg:y2="12.25cm">
            <text:p/>
          </draw:line>
        </draw:g>
        <draw:g>
          <draw:line draw:style-name="gr6" draw:text-style-name="P2" draw:layer="layout" svg:x1="6.75cm" svg:y1="13.25cm" svg:x2="11cm" svg:y2="13.25cm">
            <text:p/>
          </draw:line>
          <draw:line draw:style-name="gr6" draw:text-style-name="P2" draw:layer="layout" svg:x1="11cm" svg:y1="17.25cm" svg:x2="11cm" svg:y2="13.25cm">
            <text:p/>
          </draw:line>
        </draw:g>
        <draw:g>
          <draw:line draw:style-name="gr7" draw:text-style-name="P2" draw:layer="layout" svg:x1="6.75cm" svg:y1="14.25cm" svg:x2="12cm" svg:y2="14.25cm">
            <text:p/>
          </draw:line>
          <draw:line draw:style-name="gr7" draw:text-style-name="P2" draw:layer="layout" svg:x1="12cm" svg:y1="17.25cm" svg:x2="12cm" svg:y2="14.25cm">
            <text:p/>
          </draw:line>
        </draw:g>
        <draw:frame draw:style-name="gr8" draw:text-style-name="P4" draw:layer="layout" svg:width="2.83cm" svg:height="4.751cm" draw:transform="rotate (-1.5707963267949) translate (12.501cm 17.5cm)">
          <draw:text-box>
            <text:p text:style-name="P3"><text:span text:style-name="T1">TXD</text:span></text:p>
            <text:p text:style-name="P3"><text:span text:style-name="T1">RXD</text:span></text:p>
            <text:p text:style-name="P3"><text:span text:style-name="T1">SWDIO</text:span></text:p>
            <text:p text:style-name="P3"><text:span text:style-name="T1">GND</text:span></text:p>
            <text:p text:style-name="P3"><text:span text:style-name="T1">SWCL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Long_20_Dash_20_Dot_20_3" draw:display-name="Long 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stroke-dash="Long_20_Dash_20_Dot_20_3" svg:stroke-width="0.2cm" svg:stroke-color="#fbc02d" draw:marker-start-width="0.5cm" draw:marker-end-width="0.5cm" draw:fill="none" draw:fill-gradient-name="Gradient_20_1" draw:fill-hatch-name="Red_20_90_20_Degrees_20_Crossed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05T20:39:56.139596121</meta:creation-date>
    <dc:date>2025-11-05T21:00:10.933391737</dc:date>
    <meta:editing-duration>PT24S</meta:editing-duration>
    <meta:editing-cycles>1</meta:editing-cycles>
    <meta:document-statistic meta:object-count="18"/>
    <meta:generator>LibreOffice/7.3.7.2$Linux_X86_64 LibreOffice_project/30$Build-2</meta:generator>
  </office:meta>
</office:document-meta>
</file>